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5000004C2B1EFEAB586AF9CD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font-name="Calibri" fo:font-size="11pt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2.588cm" svg:y="-1.074cm" svg:width="11.825cm" svg:height="28.014cm" draw:z-index="0"><draw:image xlink:href="Pictures/10000000000001E5000004C2B1EFEAB586AF9CD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0:05:29.670000000</meta:creation-date>
    <dc:date>2023-11-20T10:06:15.061000000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